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/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" table:style-name="ta1" table:print-ranges="results.A1:results.K8">
        <table:table-column table:style-name="co1" table:default-cell-style-name="Default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F</text:p>
          </table:table-cell>
          <table:table-cell table:style-name="ce1" office:value-type="string" calcext:value-type="string">
            <text:p>HFE</text:p>
          </table:table-cell>
          <table:table-cell table:style-name="ce1" office:value-type="string" calcext:value-type="string">
            <text:p>HFEB</text:p>
          </table:table-cell>
          <table:table-cell table:style-name="ce1" office:value-type="string" calcext:value-type="string">
            <text:p>HFEBM</text:p>
          </table:table-cell>
          <table:table-cell table:style-name="ce1" office:value-type="string" calcext:value-type="string">
            <text:p>HFEBMS</text:p>
          </table:table-cell>
          <table:table-cell/>
          <table:table-cell table:style-name="ce1" office:value-type="string" calcext:value-type="string" table:number-columns-spanned="2" table:number-rows-spanned="1">
            <text:p>Overall Win %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9.997" calcext:value-type="float">
            <text:p>49.997</text:p>
          </table:table-cell>
          <table:table-cell office:value-type="float" office:value="3.066" calcext:value-type="float">
            <text:p>3.066</text:p>
          </table:table-cell>
          <table:table-cell office:value-type="float" office:value="2.793" calcext:value-type="float">
            <text:p>2.79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38" calcext:value-type="float">
            <text:p>0.738</text:p>
          </table:table-cell>
          <table:table-cell office:value-type="float" office:value="0.681" calcext:value-type="float">
            <text:p>0.681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string" calcext:value-type="string">
            <text:p>Random</text:p>
          </table:table-cell>
          <table:table-cell table:formula="of:=AVERAGE([.B2:.H2])/100" office:value-type="percentage" office:value="0.0833114285714286" calcext:value-type="percentage">
            <text:p>8.331%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.958" calcext:value-type="float">
            <text:p>96.958</text:p>
          </table:table-cell>
          <table:table-cell office:value-type="float" office:value="49.863" calcext:value-type="float">
            <text:p>49.863</text:p>
          </table:table-cell>
          <table:table-cell office:value-type="float" office:value="48.888" calcext:value-type="float">
            <text:p>48.888</text:p>
          </table:table-cell>
          <table:table-cell office:value-type="float" office:value="39.861" calcext:value-type="float">
            <text:p>39.861</text:p>
          </table:table-cell>
          <table:table-cell office:value-type="float" office:value="39.249" calcext:value-type="float">
            <text:p>39.249</text:p>
          </table:table-cell>
          <table:table-cell office:value-type="float" office:value="38.448" calcext:value-type="float">
            <text:p>38.448</text:p>
          </table:table-cell>
          <table:table-cell office:value-type="float" office:value="31.599" calcext:value-type="float">
            <text:p>31.599</text:p>
          </table:table-cell>
          <table:table-cell/>
          <table:table-cell office:value-type="string" calcext:value-type="string">
            <text:p>H</text:p>
          </table:table-cell>
          <table:table-cell table:formula="of:=AVERAGE([.B3:.H3])/100" office:value-type="percentage" office:value="0.492665714285714" calcext:value-type="percentage">
            <text:p>49.267%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7.257" calcext:value-type="float">
            <text:p>97.257</text:p>
          </table:table-cell>
          <table:table-cell office:value-type="float" office:value="50.986" calcext:value-type="float">
            <text:p>50.986</text:p>
          </table:table-cell>
          <table:table-cell office:value-type="float" office:value="49.861" calcext:value-type="float">
            <text:p>49.861</text:p>
          </table:table-cell>
          <table:table-cell office:value-type="float" office:value="40.89" calcext:value-type="float">
            <text:p>40.89</text:p>
          </table:table-cell>
          <table:table-cell office:value-type="float" office:value="40.302" calcext:value-type="float">
            <text:p>40.302</text:p>
          </table:table-cell>
          <table:table-cell office:value-type="float" office:value="39.363" calcext:value-type="float">
            <text:p>39.363</text:p>
          </table:table-cell>
          <table:table-cell office:value-type="float" office:value="31.774" calcext:value-type="float">
            <text:p>31.774</text:p>
          </table:table-cell>
          <table:table-cell/>
          <table:table-cell office:value-type="string" calcext:value-type="string">
            <text:p>HF</text:p>
          </table:table-cell>
          <table:table-cell table:formula="of:=AVERAGE([.B4:.H4])/100" office:value-type="percentage" office:value="0.500618571428571" calcext:value-type="percentage">
            <text:p>50.062%</text:p>
          </table:table-cell>
        </table:table-row>
        <table:table-row table:style-name="ro1">
          <table:table-cell office:value-type="string" calcext:value-type="string">
            <text:p>HFE</text:p>
          </table:table-cell>
          <table:table-cell office:value-type="float" office:value="99.225" calcext:value-type="float">
            <text:p>99.225</text:p>
          </table:table-cell>
          <table:table-cell office:value-type="float" office:value="59.966" calcext:value-type="float">
            <text:p>59.966</text:p>
          </table:table-cell>
          <table:table-cell office:value-type="float" office:value="59.033" calcext:value-type="float">
            <text:p>59.033</text:p>
          </table:table-cell>
          <table:table-cell office:value-type="float" office:value="50.093" calcext:value-type="float">
            <text:p>50.093</text:p>
          </table:table-cell>
          <table:table-cell office:value-type="float" office:value="49.475" calcext:value-type="float">
            <text:p>49.475</text:p>
          </table:table-cell>
          <table:table-cell office:value-type="float" office:value="48.393" calcext:value-type="float">
            <text:p>48.393</text:p>
          </table:table-cell>
          <table:table-cell office:value-type="float" office:value="38.186" calcext:value-type="float">
            <text:p>38.186</text:p>
          </table:table-cell>
          <table:table-cell/>
          <table:table-cell office:value-type="string" calcext:value-type="string">
            <text:p>HFE</text:p>
          </table:table-cell>
          <table:table-cell table:formula="of:=AVERAGE([.B5:.H5])/100" office:value-type="percentage" office:value="0.577672857142857" calcext:value-type="percentage">
            <text:p>57.767%</text:p>
          </table:table-cell>
        </table:table-row>
        <table:table-row table:style-name="ro1">
          <table:table-cell office:value-type="string" calcext:value-type="string">
            <text:p>HFEB</text:p>
          </table:table-cell>
          <table:table-cell office:value-type="float" office:value="99.253" calcext:value-type="float">
            <text:p>99.253</text:p>
          </table:table-cell>
          <table:table-cell office:value-type="float" office:value="60.46" calcext:value-type="float">
            <text:p>60.46</text:p>
          </table:table-cell>
          <table:table-cell office:value-type="float" office:value="59.629" calcext:value-type="float">
            <text:p>59.629</text:p>
          </table:table-cell>
          <table:table-cell office:value-type="float" office:value="50.656" calcext:value-type="float">
            <text:p>50.656</text:p>
          </table:table-cell>
          <table:table-cell office:value-type="float" office:value="50.017" calcext:value-type="float">
            <text:p>50.017</text:p>
          </table:table-cell>
          <table:table-cell office:value-type="float" office:value="48.942" calcext:value-type="float">
            <text:p>48.942</text:p>
          </table:table-cell>
          <table:table-cell office:value-type="float" office:value="38.855" calcext:value-type="float">
            <text:p>38.855</text:p>
          </table:table-cell>
          <table:table-cell/>
          <table:table-cell office:value-type="string" calcext:value-type="string">
            <text:p>HFEB</text:p>
          </table:table-cell>
          <table:table-cell table:formula="of:=AVERAGE([.B6:.H6])/100" office:value-type="percentage" office:value="0.582588571428571" calcext:value-type="percentage">
            <text:p>58.259%</text:p>
          </table:table-cell>
        </table:table-row>
        <table:table-row table:style-name="ro1">
          <table:table-cell office:value-type="string" calcext:value-type="string">
            <text:p>HFEBM</text:p>
          </table:table-cell>
          <table:table-cell office:value-type="float" office:value="99.334" calcext:value-type="float">
            <text:p>99.334</text:p>
          </table:table-cell>
          <table:table-cell office:value-type="float" office:value="61.507" calcext:value-type="float">
            <text:p>61.507</text:p>
          </table:table-cell>
          <table:table-cell office:value-type="float" office:value="60.641" calcext:value-type="float">
            <text:p>60.641</text:p>
          </table:table-cell>
          <table:table-cell office:value-type="float" office:value="51.697" calcext:value-type="float">
            <text:p>51.697</text:p>
          </table:table-cell>
          <table:table-cell office:value-type="float" office:value="51.052" calcext:value-type="float">
            <text:p>51.052</text:p>
          </table:table-cell>
          <table:table-cell office:value-type="float" office:value="50.075" calcext:value-type="float">
            <text:p>50.075</text:p>
          </table:table-cell>
          <table:table-cell office:value-type="float" office:value="39.929" calcext:value-type="float">
            <text:p>39.929</text:p>
          </table:table-cell>
          <table:table-cell/>
          <table:table-cell office:value-type="string" calcext:value-type="string">
            <text:p>HFEBM</text:p>
          </table:table-cell>
          <table:table-cell table:formula="of:=AVERAGE([.B7:.H7])/100" office:value-type="percentage" office:value="0.591764285714286" calcext:value-type="percentage">
            <text:p>59.176%</text:p>
          </table:table-cell>
        </table:table-row>
        <table:table-row table:style-name="ro1">
          <table:table-cell office:value-type="string" calcext:value-type="string">
            <text:p>HFEBMS</text:p>
          </table:table-cell>
          <table:table-cell office:value-type="float" office:value="99.697" calcext:value-type="float">
            <text:p>99.697</text:p>
          </table:table-cell>
          <table:table-cell office:value-type="float" office:value="68.079" calcext:value-type="float">
            <text:p>68.079</text:p>
          </table:table-cell>
          <table:table-cell office:value-type="float" office:value="68.051" calcext:value-type="float">
            <text:p>68.051</text:p>
          </table:table-cell>
          <table:table-cell office:value-type="float" office:value="61.798" calcext:value-type="float">
            <text:p>61.798</text:p>
          </table:table-cell>
          <table:table-cell office:value-type="float" office:value="61.098" calcext:value-type="float">
            <text:p>61.098</text:p>
          </table:table-cell>
          <table:table-cell office:value-type="float" office:value="60.057" calcext:value-type="float">
            <text:p>60.057</text:p>
          </table:table-cell>
          <table:table-cell office:value-type="float" office:value="49.898" calcext:value-type="float">
            <text:p>49.898</text:p>
          </table:table-cell>
          <table:table-cell/>
          <table:table-cell office:value-type="string" calcext:value-type="string">
            <text:p>HFEBMS</text:p>
          </table:table-cell>
          <table:table-cell table:formula="of:=AVERAGE([.B8:.H8])/100" office:value-type="percentage" office:value="0.66954" calcext:value-type="percentage">
            <text:p>66.954%</text:p>
          </table:table-cell>
        </table:table-row>
        <calcext:conditional-formats>
          <calcext:conditional-format calcext:target-range-address="results.B2:results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K2:results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percentage-style style:name="N112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0.001cm" fo:page-height="6.5cm" style:num-format="1" style:print-orientation="landscape" fo:margin-top="0.25cm" fo:margin-bottom="0.25cm" fo:margin-left="0.25cm" fo:margin-right="0.25cm" style:scale-to="11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3T16:59:09.236943519</dc:date>
    <meta:editing-duration>PT23M48S</meta:editing-duration>
    <meta:editing-cycles>11</meta:editing-cycles>
    <meta:generator>LibreOffice/7.0.3.1$Linux_X86_64 LibreOffice_project/00$Build-1</meta:generator>
    <meta:document-statistic meta:table-count="1" meta:cell-count="78" meta:object-count="0"/>
  </office:meta>
</office:document-meta>
</file>